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4033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4db9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7cf309" officeooo:paragraph-rsid="008d42b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7cf309" officeooo:paragraph-rsid="00905d3f" style:font-weight-asian="bold" style:font-weight-complex="bold"/>
    </style:style>
    <style:style style:name="P7" style:family="paragraph" style:parent-style-name="Standard">
      <style:text-properties style:font-name="Times New Roman" officeooo:rsid="00206516" officeooo:paragraph-rsid="00206516"/>
    </style:style>
    <style:style style:name="P8" style:family="paragraph" style:parent-style-name="Standard">
      <style:text-properties style:font-name="Times New Roman" fo:font-weight="bold" officeooo:rsid="001e14a6" officeooo:paragraph-rsid="00240acc" style:font-weight-asian="bold" style:font-weight-complex="bold"/>
    </style:style>
    <style:style style:name="P9" style:family="paragraph" style:parent-style-name="Standard">
      <style:text-properties style:font-name="Times New Roman" fo:font-weight="bold" officeooo:rsid="007cf309" officeooo:paragraph-rsid="007cf309" style:font-weight-asian="bold" style:font-weight-complex="bold"/>
    </style:style>
    <style:style style:name="P10" style:family="paragraph" style:parent-style-name="Table_20_Contents">
      <style:text-properties style:font-name="Times New Roman" fo:font-weight="bold" officeooo:rsid="008093a3" officeooo:paragraph-rsid="008093a3" style:font-weight-asian="bold" style:font-weight-complex="bold"/>
    </style:style>
    <style:style style:name="P11" style:family="paragraph" style:parent-style-name="Standard">
      <style:text-properties style:font-name="Times New Roman" officeooo:rsid="00267fa4" officeooo:paragraph-rsid="005e704c"/>
    </style:style>
    <style:style style:name="P12" style:family="paragraph" style:parent-style-name="Table_20_Contents">
      <style:text-properties style:font-name="Times New Roman" officeooo:rsid="00240acc" officeooo:paragraph-rsid="00240acc"/>
    </style:style>
    <style:style style:name="P13" style:family="paragraph" style:parent-style-name="Table_20_Contents">
      <style:text-properties style:font-name="Times New Roman" officeooo:rsid="006f35b3" officeooo:paragraph-rsid="006f35b3"/>
    </style:style>
    <style:style style:name="P14" style:family="paragraph" style:parent-style-name="Table_20_Contents">
      <style:text-properties style:font-name="Times New Roman" officeooo:rsid="007b3e59" officeooo:paragraph-rsid="007b3e59"/>
    </style:style>
    <style:style style:name="P15"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officeooo:paragraph-rsid="008253b0"/>
    </style:style>
    <style:style style:name="P17" style:family="paragraph" style:parent-style-name="Standard">
      <style:text-properties style:text-underline-style="none" fo:font-weight="normal" officeooo:rsid="007cf309" officeooo:paragraph-rsid="007cf309" style:font-weight-asian="normal" style:font-weight-complex="normal"/>
    </style:style>
    <style:style style:name="P18" style:family="paragraph" style:parent-style-name="Standard">
      <style:text-properties style:text-underline-style="none" fo:font-weight="normal" officeooo:rsid="007cf309" officeooo:paragraph-rsid="008d42b4" style:font-weight-asian="normal" style:font-weight-complex="normal"/>
    </style:style>
    <style:style style:name="P19" style:family="paragraph" style:parent-style-name="Standard">
      <style:text-properties style:text-underline-style="none" fo:font-weight="normal" officeooo:rsid="008253b0" officeooo:paragraph-rsid="008253b0" style:font-weight-asian="normal" style:font-weight-complex="normal"/>
    </style:style>
    <style:style style:name="P20" style:family="paragraph" style:parent-style-name="Standard">
      <style:text-properties style:text-underline-style="none" fo:font-weight="normal" officeooo:rsid="008253b0" officeooo:paragraph-rsid="0084033a" style:font-weight-asian="normal" style:font-weight-complex="normal"/>
    </style:style>
    <style:style style:name="P21" style:family="paragraph" style:parent-style-name="Standard">
      <style:text-properties style:text-underline-style="none" fo:font-weight="normal" officeooo:rsid="0084db94" officeooo:paragraph-rsid="0084db94" style:font-weight-asian="normal" style:font-weight-complex="normal"/>
    </style:style>
    <style:style style:name="P22" style:family="paragraph" style:parent-style-name="Standard">
      <style:text-properties style:text-underline-style="none" fo:font-weight="normal" officeooo:rsid="0084db94" officeooo:paragraph-rsid="00858f61" style:font-weight-asian="normal" style:font-weight-complex="normal"/>
    </style:style>
    <style:style style:name="P23" style:family="paragraph" style:parent-style-name="Standard">
      <style:text-properties style:text-underline-style="none" fo:font-weight="normal" officeooo:rsid="00905d3f" officeooo:paragraph-rsid="00905d3f" style:font-weight-asian="normal" style:font-weight-complex="normal"/>
    </style:style>
    <style:style style:name="P24" style:family="paragraph" style:parent-style-name="Standard">
      <style:text-properties fo:font-weight="bold" officeooo:rsid="00206516" officeooo:paragraph-rsid="008197a9" style:font-weight-asian="bold" style:font-weight-complex="bold"/>
    </style:style>
    <style:style style:name="P25" style:family="paragraph" style:parent-style-name="Standard" style:list-style-name="L1">
      <style:text-properties style:text-underline-style="none" fo:font-weight="normal" officeooo:rsid="00858f61" officeooo:paragraph-rsid="00858f61" style:font-weight-asian="normal" style:font-weight-complex="normal"/>
    </style:style>
    <style:style style:name="P26" style:family="paragraph" style:parent-style-name="Standard" style:list-style-name="L1">
      <style:text-properties style:text-underline-style="none" fo:font-weight="normal" officeooo:rsid="00878f9a" officeooo:paragraph-rsid="00878f9a" style:font-weight-asian="normal" style:font-weight-complex="normal"/>
    </style:style>
    <style:style style:name="P27" style:family="paragraph" style:parent-style-name="Standard" style:list-style-name="L1">
      <style:text-properties style:text-underline-style="none" fo:font-weight="normal" officeooo:rsid="0089fb2f" officeooo:paragraph-rsid="0089fb2f" style:font-weight-asian="normal" style:font-weight-complex="normal"/>
    </style:style>
    <style:style style:name="P28" style:family="paragraph" style:parent-style-name="Standard" style:list-style-name="L2">
      <style:text-properties style:text-underline-style="none" fo:font-weight="normal" officeooo:rsid="008e3791" officeooo:paragraph-rsid="008e3791" style:font-weight-asian="normal" style:font-weight-complex="normal"/>
    </style:style>
    <style:style style:name="P29" style:family="paragraph" style:parent-style-name="Standard" style:list-style-name="L2">
      <style:text-properties style:text-underline-style="none" fo:font-weight="normal" officeooo:rsid="008fe2f6" officeooo:paragraph-rsid="008fe2f6" style:font-weight-asian="normal" style:font-weight-complex="normal"/>
    </style:style>
    <style:style style:name="P30" style:family="paragraph" style:parent-style-name="Standard" style:list-style-name="L3">
      <style:text-properties style:text-underline-style="none" fo:font-weight="normal" officeooo:rsid="00905d3f" officeooo:paragraph-rsid="00905d3f" style:font-weight-asian="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2455a7" style:font-weight-asian="bold" style:font-weight-complex="bold"/>
    </style:style>
    <style:style style:name="T3" style:family="text">
      <style:text-properties officeooo:rsid="00700794"/>
    </style:style>
    <style:style style:name="T4" style:family="text">
      <style:text-properties officeooo:rsid="0079bd7d"/>
    </style:style>
    <style:style style:name="T5" style:family="text">
      <style:text-properties fo:font-weight="normal" officeooo:rsid="00812db8" style:font-weight-asian="normal" style:font-weight-complex="normal"/>
    </style:style>
    <style:style style:name="T6" style:family="text">
      <style:text-properties fo:font-weight="normal" officeooo:rsid="008ed2e4" style:font-weight-asian="normal" style:font-weight-complex="normal"/>
    </style:style>
    <style:style style:name="T7" style:family="text">
      <style:text-properties officeooo:rsid="007c68e3"/>
    </style:style>
    <style:style style:name="T8" style:family="text">
      <style:text-properties officeooo:rsid="007cf309"/>
    </style:style>
    <style:style style:name="T9" style:family="text">
      <style:text-properties officeooo:rsid="008093a3"/>
    </style:style>
    <style:style style:name="T10" style:family="text">
      <style:text-properties officeooo:rsid="008197a9"/>
    </style:style>
    <style:style style:name="T11" style:family="text">
      <style:text-properties officeooo:rsid="009b0ec0"/>
    </style:style>
    <style:style style:name="T12" style:family="text">
      <style:text-properties officeooo:rsid="008253b0"/>
    </style:style>
    <style:style style:name="T13" style:family="text">
      <style:text-properties officeooo:rsid="0084033a"/>
    </style:style>
    <style:style style:name="T14" style:family="text">
      <style:text-properties officeooo:rsid="0084db94"/>
    </style:style>
    <style:style style:name="T15" style:family="text">
      <style:text-properties officeooo:rsid="00858f61"/>
    </style:style>
    <style:style style:name="T16" style:family="text">
      <style:text-properties officeooo:rsid="0086de59"/>
    </style:style>
    <style:style style:name="T17" style:family="text">
      <style:text-properties officeooo:rsid="00881d8d"/>
    </style:style>
    <style:style style:name="T18" style:family="text">
      <style:text-properties officeooo:rsid="008984c3"/>
    </style:style>
    <style:style style:name="T19" style:family="text">
      <style:text-properties officeooo:rsid="008d42b4"/>
    </style:style>
    <style:style style:name="T20" style:family="text">
      <style:text-properties officeooo:rsid="008e3791"/>
    </style:style>
    <style:style style:name="T21" style:family="text">
      <style:text-properties officeooo:rsid="008fe2f6"/>
    </style:style>
    <style:style style:name="T22" style:family="text">
      <style:text-properties officeooo:rsid="00905d3f"/>
    </style:style>
    <style:style style:name="T23" style:family="text">
      <style:text-properties officeooo:rsid="0090b1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2">Study Guide for </text:span>Exam 1</text:p>
      <table:table table:name="Table1" table:style-name="Table1">
        <table:table-column table:style-name="Table1.A"/>
        <table:table-column table:style-name="Table1.B"/>
        <table:table-row>
          <table:table-cell table:style-name="Table1.A1" office:value-type="string">
            <text:p text:style-name="P7">Course Title:</text:p>
          </table:table-cell>
          <table:table-cell table:style-name="Table1.A1" office:value-type="string">
            <text:p text:style-name="P24">Terminología <text:s/>Especializada en Mercoadotecnica <text:span text:style-name="T11">y </text:span>Diseño</text:p>
          </table:table-cell>
        </table:table-row>
        <table:table-row>
          <table:table-cell table:style-name="Table1.A1" office:value-type="string">
            <text:p text:style-name="P12">Course ID:</text:p>
          </table:table-cell>
          <table:table-cell table:style-name="Table1.A1" office:value-type="string">
            <text:p text:style-name="P8">IT0<text:span text:style-name="T10">942</text:span><text:span text:style-name="T4"> </text:span><text:span text:style-name="T7">(Marron, 25-2)</text:span></text:p>
          </table:table-cell>
        </table:table-row>
        <table:table-row>
          <table:table-cell table:style-name="Table1.A1" office:value-type="string">
            <text:p text:style-name="P13">Cohort <text:span text:style-name="T3">ID</text:span>:</text:p>
          </table:table-cell>
          <table:table-cell table:style-name="Table1.A1" office:value-type="string">
            <text:p text:style-name="P10"><text:span text:style-name="T10">9</text:span>A</text:p>
          </table:table-cell>
        </table:table-row>
        <table:table-row>
          <table:table-cell table:style-name="Table1.A1" office:value-type="string">
            <text:p text:style-name="P14"><text:span text:style-name="T8">Exam </text:span>Date:</text:p>
          </table:table-cell>
          <table:table-cell table:style-name="Table1.A1" office:value-type="string">
            <text:p text:style-name="P9"><text:span text:style-name="T9">12</text:span> Feb 2025</text:p>
          </table:table-cell>
        </table:table-row>
      </table:table>
      <text:p text:style-name="P7"/>
      <text:p text:style-name="P16"><text:span text:style-name="T1">General </text:span><text:span text:style-name="T2">Instructions: </text:span><text:span text:style-name="T5">A detailed and thorough study and review of the following tasks will prepare you for our fi</text:span><text:span text:style-name="T6">r</text:span><text:span text:style-name="T5">st exam.</text:span></text:p>
      <text:p text:style-name="P11"/>
      <text:p text:style-name="P11"/>
      <text:p text:style-name="P2">Task 1</text:p>
      <text:p text:style-name="P19">Highlight the major points from your summary paper of the excerpts from Chapter 1, "Introducing the History of Marketing Theory and Practice” (Ellis et al. ). You should include highlights from the <text:span text:style-name="T13">following</text:span> sections of the chapter:</text:p>
      <text:p text:style-name="P19"><text:tab/>* 1.1 Introduction</text:p>
      <text:p text:style-name="P19"><text:tab/>* 1.2 The Early Development of Marketing Thought</text:p>
      <text:p text:style-name="P19"><text:tab/>* 1.3 The First Courses in Marketing in the Early Twentieth Century</text:p>
      <text:p text:style-name="P19"><text:tab/>* 1.4 Marketing, Efficiency and Utility Creation</text:p>
      <text:p text:style-name="P21"/>
      <text:p text:style-name="P21">What is your opinion of this information? That is, critique the excerpts.</text:p>
      <text:p text:style-name="P17"/>
      <text:p text:style-name="P3">Task <text:span text:style-name="T13">2</text:span></text:p>
      <text:p text:style-name="P20">Highlight the major points from your summary paper of the excerpts from Konrod's,"Language Research in Marketing". You should include highlights from the <text:span text:style-name="T13">following</text:span> sections of the <text:span text:style-name="T13">article</text:span>:</text:p>
      <text:p text:style-name="P17"><text:tab/>* 1. Introduction</text:p>
      <text:p text:style-name="P17"><text:tab/> <text:s/>2. The Components of Language</text:p>
      <text:p text:style-name="P17"><text:tab/><text:tab/>* 2.1 Phonetics (Sounds)</text:p>
      <text:p text:style-name="P17"><text:tab/><text:tab/>* 2.2 Morphology and Semantics (The Structure and Meaning of Words)</text:p>
      <text:p text:style-name="P17"><text:tab/><text:tab/>* 2.3 Syntax and Grammar (Sentence Structure)</text:p>
      <text:p text:style-name="P17"><text:tab/><text:tab/>* 2.4 Discourse (Text)</text:p>
      <text:p text:style-name="P21"/>
      <text:p text:style-name="P21">What is your opinion of this information? That is, critique the excerpts.</text:p>
      <text:p text:style-name="P17"/>
      <text:p text:style-name="P3">Task <text:span text:style-name="T13">3</text:span></text:p>
      <text:p text:style-name="P20">Highlight the major points from your summary paper of the excerpts from Chapter <text:span text:style-name="T13">3</text:span>, "What’s the Story? Analysing Marketing Discourse” (Ellis et al. ). You should include highlights from the <text:span text:style-name="T13">following</text:span> sections of the chapter:</text:p>
      <text:p text:style-name="P17"><text:tab/>* 3.1 Introduction</text:p>
      <text:p text:style-name="P17"><text:tab/>* 3.2 Discourse and ‘Grand’ Narratives</text:p>
      <text:p text:style-name="P17"><text:tab/>* 3.3 Marketing Discourse</text:p>
      <text:p text:style-name="P21"/>
      <text:p text:style-name="P21">What is your opinion of this information? That is, critique the excerpts.</text:p>
      <text:p text:style-name="P17"/>
      <text:p text:style-name="P17"/>
      <text:p text:style-name="P17"/>
      <text:p text:style-name="P4"><text:soft-page-break/>Task <text:span text:style-name="T14">4</text:span></text:p>
      <text:p text:style-name="P22">Economics <text:span text:style-name="T15">is </text:span>the study of choice under conditions of scarcity. <text:span text:style-name="T15">S</text:span>carcity <text:span text:style-name="T15">refers to a l</text:span>ack of goods (commodities) and services. <text:span text:style-name="T15">Market economies are the most effective method of resource allocation under scarcity. <text:s/></text:span>Marketing is ‘applied economics’ <text:span text:style-name="T15">and performs a valuable service for effective resource allocation. </text:span><text:s/></text:p>
      <text:p text:style-name="P22"/>
      <text:p text:style-name="P22"><text:span text:style-name="T15">Evaluate the statements </text:span><text:span text:style-name="T18">above </text:span><text:span text:style-name="T15">by answering the following </text:span><text:span text:style-name="T16">questions</text:span><text:span text:style-name="T15">:</text:span></text:p>
      <text:list xml:id="list3191017494" text:style-name="L1">
        <text:list-item>
          <text:p text:style-name="P25">Is scarcity real? That is, do you agree with the first axiom of economic theory? [Axiom 1: As a society, our resources—land, labor, and capital—are insufficient to produce all the goods and services we might desire.]</text:p>
        </text:list-item>
        <text:list-item>
          <text:p text:style-name="P26">Are market economies efficient resource allocation systems? Are they just? <text:span text:style-name="T17">Why is it that we do not all start in the same place in the economic race under a market system?</text:span></text:p>
        </text:list-item>
        <text:list-item>
          <text:p text:style-name="P27">How does marketing fit into the cycle of production and consumption? Does marketing <text:s/>provide <text:span text:style-name="T15">a valuable service for effective resource allocation?</text:span></text:p>
        </text:list-item>
      </text:list>
      <text:p text:style-name="P17"/>
      <text:p text:style-name="P17"/>
      <text:p text:style-name="P5">Task <text:span text:style-name="T19">5</text:span></text:p>
      <text:p text:style-name="P18">People in a<text:span text:style-name="T19">ny</text:span> given society hold many beliefs and values. <text:span text:style-name="T19">C</text:span>ore beliefs and values have a high degree of persistence <text:span text:style-name="T19">and are resistant to change. Secondary beliefs and values are more open to change. </text:span><text:span text:style-name="T21">M</text:span><text:span text:style-name="T19">arketing </text:span><text:span text:style-name="T21">is “</text:span><text:span text:style-name="T19">a collection of coherent, and relatively powerful and persuasive ideas which above all else affirm a set of values about how organisations and individuals should conduct themselves,.. </text:span><text:span text:style-name="T21">(Ellis et al.). <text:s/>Advertising is useful to the consumer because it helps them make more effective decisions in a market economy.</text:span></text:p>
      <text:p text:style-name="P18"/>
      <text:p text:style-name="P18"><text:span text:style-name="T19">Evaluate </text:span><text:span text:style-name="T20">the statements above by answering the following questions:</text:span></text:p>
      <text:list xml:id="list2265818400" text:style-name="L2">
        <text:list-item>
          <text:p text:style-name="P28">How do core beliefs compare between México and the US? What are the similarities and differences? Hint: Think about people’s views of i) organizations and government , ii) secular and <text:span text:style-name="T21">religious </text:span>society, iii) nature, <text:span text:style-name="T21">and iv) progress.</text:span></text:p>
        </text:list-item>
        <text:list-item>
          <text:p text:style-name="P29">Is marketing truly a conduit for useful information for people, or is it behavioral manipulation of consumers? </text:p>
        </text:list-item>
        <text:list-item>
          <text:p text:style-name="P29">Can marketing change core beliefs and values? If not, how <text:span text:style-name="T23">and why </text:span>does marketing succeed?</text:p>
        </text:list-item>
      </text:list>
      <text:p text:style-name="P18"/>
      <text:p text:style-name="P6">Task <text:span text:style-name="T22">6</text:span></text:p>
      <text:p text:style-name="P17">People use products, brands, and services as a means of self-expression, and they buy products and services that match their views of themselves.</text:p>
      <text:p text:style-name="P17"/>
      <text:p text:style-name="P23">Evaluate the statement above by answering the following questions:</text:p>
      <text:list xml:id="list2156655952" text:style-name="L3">
        <text:list-item>
          <text:p text:style-name="P30">Do you agree with the statement? Why or why not.</text:p>
        </text:list-item>
        <text:list-item>
          <text:p text:style-name="P30">Do your values affect your product choices? Are there product messages "that speak to you"? <text:span text:style-name="T23">Explain.</text:span></text:p>
        </text:list-item>
      </text:list>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4T11:04:59.608381156</dc:date>
    <meta:editing-duration>PT10H32M59S</meta:editing-duration>
    <meta:editing-cycles>87</meta:editing-cycles>
    <meta:generator>LibreOffice/7.3.7.2$Linux_X86_64 LibreOffice_project/30$Build-2</meta:generator>
    <meta:document-statistic meta:table-count="1" meta:image-count="1" meta:object-count="0" meta:page-count="2" meta:paragraph-count="49" meta:word-count="642" meta:character-count="3972" meta:non-whitespace-character-count="3363"/>
  </office:meta>
</office:document-meta>
</file>